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ndale Mono" svg:font-family="'Andale Mono'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8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367cm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883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9cm"/>
      <style:paragraph-properties style:writing-mode="lr-tb"/>
    </style:style>
    <style:style style:name="gr5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1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5deb3" fo:min-height="1.1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741cm"/>
      <style:paragraph-properties style:writing-mode="lr-tb"/>
    </style:style>
    <style:style style:name="gr8" style:family="graphic" style:parent-style-name="standard">
      <style:graphic-properties draw:fill-color="#f5deb3" draw:textarea-horizontal-align="justify" draw:textarea-vertical-align="middle" draw:auto-grow-height="false" fo:min-height="1.02cm" fo:min-width="0.897cm"/>
      <style:paragraph-properties style:writing-mode="lr-tb"/>
    </style:style>
    <style:style style:name="gr9" style:family="graphic" style:parent-style-name="standard">
      <style:graphic-properties draw:fill-color="#f5deb3" draw:textarea-horizontal-align="justify" draw:textarea-vertical-align="middle" draw:auto-grow-height="false" fo:min-height="1.02cm" fo:min-width="0.918cm"/>
      <style:paragraph-properties style:writing-mode="lr-tb"/>
    </style:style>
    <style:style style:name="gr10" style:family="graphic" style:parent-style-name="standard">
      <style:graphic-properties draw:fill-color="#f5deb3" draw:textarea-horizontal-align="justify" draw:textarea-vertical-align="middle" draw:auto-grow-height="false" fo:min-height="1.02cm" fo:min-width="0.77cm"/>
      <style:paragraph-properties style:writing-mode="lr-tb"/>
    </style:style>
    <style:style style:name="gr11" style:family="graphic" style:parent-style-name="standard">
      <style:graphic-properties draw:fill-color="#f5deb3" draw:textarea-horizontal-align="justify" draw:textarea-vertical-align="middle" draw:auto-grow-height="false" fo:min-height="1.02cm" fo:min-width="1.278cm"/>
      <style:paragraph-properties style:writing-mode="lr-tb"/>
    </style:style>
    <style:style style:name="gr12" style:family="graphic" style:parent-style-name="standard">
      <style:graphic-properties draw:fill-color="#f5deb3" draw:textarea-horizontal-align="justify" draw:textarea-vertical-align="middle" draw:auto-grow-height="false" fo:min-height="1.02cm" fo:min-width="1.532cm"/>
      <style:paragraph-properties style:writing-mode="lr-tb"/>
    </style:style>
    <style:style style:name="gr13" style:family="graphic" style:parent-style-name="standard">
      <style:graphic-properties draw:fill-color="#f5deb3" draw:textarea-horizontal-align="justify" draw:textarea-vertical-align="middle" draw:auto-grow-height="false" fo:min-height="1.02cm" fo:min-width="1.024cm"/>
      <style:paragraph-properties style:writing-mode="lr-tb"/>
    </style:style>
    <style:style style:name="gr14" style:family="graphic" style:parent-style-name="standard">
      <style:graphic-properties svg:stroke-color="#000000" draw:fill="solid" draw:fill-color="#fcd4d1" draw:textarea-horizontal-align="justify" draw:textarea-vertical-align="middle" draw:auto-grow-height="false" fo:min-height="0.131cm" fo:min-width="5.321cm"/>
      <style:paragraph-properties style:writing-mode="lr-tb"/>
    </style:style>
    <style:style style:name="gr15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131cm" fo:min-width="11.057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222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6cm"/>
      <style:paragraph-properties style:writing-mode="lr-tb"/>
    </style:style>
    <style:style style:name="gr18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207cm"/>
      <style:paragraph-properties style:writing-mode="lr-tb"/>
    </style:style>
    <style:style style:name="gr19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31cm" fo:min-width="2.9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1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3.553cm"/>
      <style:paragraph-properties style:writing-mode="lr-tb"/>
    </style:style>
    <style:style style:name="gr22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0.9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552cm"/>
      <style:paragraph-properties style:writing-mode="lr-tb"/>
    </style:style>
    <style:style style:name="gr24" style:family="graphic" style:parent-style-name="standard">
      <style:graphic-properties svg:stroke-color="#000000" draw:fill-color="#f5f5dc" draw:textarea-horizontal-align="justify" draw:textarea-vertical-align="middle" draw:auto-grow-height="false" fo:min-height="1.02cm" fo:min-width="4.9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24pt" fo:font-style="normal" style:font-size-asian="18pt" style:font-style-asian="normal" style:font-size-complex="18pt" style:font-style-complex="normal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style:font-name="Liberation Sans1" fo:font-size="14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f5f5dc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5deb3"/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loext:graphic-properties draw:fill-color="#f5deb3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fcd4d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00" loext:opacity="100%" style:font-name="Liberation Sans1" fo:font-size="14pt" style:font-name-asian="Arial1" style:font-size-asian="8pt" style:font-name-complex="Arial1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font-size="14pt"/>
    </style:style>
    <style:style style:name="T11" style:family="text">
      <style:text-properties style:font-name="Andale Mono" fo:font-size="1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style:font-name="Andale Mono" fo:font-size="12pt" style:font-size-asian="18pt" style:font-size-complex="18pt"/>
    </style:style>
    <style:style style:name="T1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46cm" svg:height="6.088cm" svg:x="3.605cm" svg:y="17.472cm">
          <draw:text-box>
            <text:p><text:span text:style-name="T1">X: Extended:</text:span></text:p>
            <text:p><text:span text:style-name="T1"><text:tab/></text:span><text:span text:style-name="T1">0: Fctl bits and HeyMac fields as described here. </text:span></text:p>
            <text:p><text:span text:style-name="T1"><text:tab/></text:span><text:span text:style-name="T1">1: Remaining Fctl bits are Extended Frame ID (rest of frame is unique).</text:span></text:p>
            <text:p><text:span text:style-name="T1">L: Long Addressing: all present address fields are: </text:span></text:p>
            <text:p><text:span text:style-name="T1"><text:tab/></text:span><text:span text:style-name="T1">0: 2 octets (16b).</text:span></text:p>
            <text:p><text:span text:style-name="T2"><text:tab/></text:span><text:span text:style-name="T2">1: 8 octets (64b).</text:span></text:p>
            <text:p><text:span text:style-name="T1">N: Net ID present</text:span></text:p>
            <text:p><text:span text:style-name="T1">D: Dst Addr present</text:span></text:p>
            <text:p><text:span text:style-name="T1">I: IE(s) present</text:span></text:p>
            <text:p><text:span text:style-name="T1">S: Src Addr present</text:span></text:p>
            <text:p><text:span text:style-name="T1">M: Multihop: Hops and TxAddr fields are present.</text:span></text:p>
            <text:p><text:span text:style-name="T1">P: Pending frame: 1: another frame immediately follows this one.</text:span></text:p>
          </draw:text-box>
        </draw:frame>
        <draw:frame draw:style-name="gr2" draw:text-style-name="P2" draw:layer="layout" svg:width="15.24cm" svg:height="2.617cm" svg:x="3.54cm" svg:y="1.17cm">
          <draw:text-box>
            <text:p><text:span text:style-name="T3">Heymac link layer frame format</text:span><text:span text:style-name="T3"><text:line-break/></text:span><text:span text:style-name="T4">draft 4.1</text:span><text:span text:style-name="T4"><text:tab/></text:span><text:span text:style-name="T4"><text:tab/></text:span><text:span text:style-name="T4">2021/05/08</text:span><text:span text:style-name="T4"><text:line-break/></text:span><text:span text:style-name="T4"/></text:p>
          </draw:text-box>
        </draw:frame>
        <draw:frame draw:style-name="gr3" draw:text-style-name="P4" draw:layer="layout" svg:width="2.896cm" svg:height="1.165cm" svg:x="1.017cm" svg:y="16.116cm">
          <draw:text-box>
            <text:p text:style-name="P3"><text:span text:style-name="T5">Fctl field:</text:span></text:p>
          </draw:text-box>
        </draw:frame>
        <draw:custom-shape draw:style-name="gr4" draw:text-style-name="P6" draw:layer="layout" svg:width="0.69cm" svg:height="1.27cm" svg:x="4.592cm" svg:y="15.989cm">
          <text:p text:style-name="P5"><text:span text:style-name="T6">L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271cm" svg:y="15.989cm">
          <text:p text:style-name="P5"><text:span text:style-name="T6">N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5.961cm" svg:y="15.989cm">
          <text:p text:style-name="P5"><text:span text:style-name="T6">D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6.651cm" svg:y="15.989cm">
          <text:p text:style-name="P5"><text:span text:style-name="T6">I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69cm" svg:height="1.27cm" svg:x="7.34cm" svg:y="15.989cm">
          <text:p text:style-name="P5"><text:span text:style-name="T6">S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689cm" svg:height="1.27cm" svg:x="8.682cm" svg:y="15.989cm">
          <text:p text:style-name="P5"><text:span text:style-name="T6">P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3.302cm" svg:height="1.361cm" svg:x="1.127cm" svg:y="3.54cm">
          <draw:text-box>
            <text:p><text:span text:style-name="T7">Heymac</text:span><text:span text:style-name="T7"><text:line-break/></text:span><text:span text:style-name="T7">Frame</text:span></text:p>
          </draw:text-box>
        </draw:frame>
        <draw:frame draw:style-name="gr7" draw:text-style-name="P1" draw:layer="layout" svg:width="15.875cm" svg:height="4.991cm" svg:x="3.667cm" svg:y="5.788cm">
          <draw:text-box>
            <text:p><text:span text:style-name="T8">PID:</text:span><text:span text:style-name="T9"> Protocol ID (1B). <text:s/>See below for details</text:span></text:p>
            <text:p><text:span text:style-name="T8">Fctl</text:span><text:span text:style-name="T1">: Frame Control. <text:s/>See below for details.</text:span></text:p>
            <text:p><text:span text:style-name="T8">NetId: Net</text:span><text:span text:style-name="T9">work </text:span><text:span text:style-name="T8">Id</text:span><text:span text:style-name="T9">entifier. <text:s/>Exists if Fctl’s N bit is set.</text:span></text:p>
            <text:p><text:span text:style-name="T8">DstAddr</text:span><text:span text:style-name="T1">: </text:span><text:span text:style-name="T8">Des</text:span><text:span text:style-name="T1">tination </text:span><text:span text:style-name="T8">Addr</text:span><text:span text:style-name="T1">ess. <text:s/>0, 2 or 8B address. Exists of Fctl’s D bit is set.</text:span><text:span text:style-name="T1"><text:line-break/></text:span><text:span text:style-name="T8">IE</text:span><text:span text:style-name="T1">s: Header and Body Information Elements. <text:s/>Exists if Fctl’s I bit is set.</text:span></text:p>
            <text:p><text:span text:style-name="T8">SrcAddr</text:span><text:span text:style-name="T1">: </text:span><text:span text:style-name="T8">S</text:span><text:span text:style-name="T1">ou</text:span><text:span text:style-name="T8">rc</text:span><text:span text:style-name="T1">e </text:span><text:span text:style-name="T8">Addr</text:span><text:span text:style-name="T1">ess. <text:s/>0, 2 or 8B address. Exists of Fctl’s S bit is set.</text:span><text:span text:style-name="T1"><text:line-break/></text:span><text:span text:style-name="T8">Payld</text:span><text:span text:style-name="T1">: Payload (0 .. 253 octets; entire frame must not exceed 255 octets).</text:span></text:p>
            <text:p><text:span text:style-name="T8">MIC</text:span><text:span text:style-name="T1">: Message Integrity Code (size depends on algorithm which is specified in IE).</text:span></text:p>
            <text:p><text:span text:style-name="T8">Hops</text:span><text:span text:style-name="T9">: wireless subnet hops remaining (0 or 1B). <text:s/>Exists if Fctl’s M bit is set.</text:span></text:p>
            <text:p><text:span text:style-name="T8">TxAddr</text:span><text:span text:style-name="T1">: Re-transmitter’s address. <text:s/>Exists if Fctl’s M bit is set.</text:span></text:p>
          </draw:text-box>
        </draw:frame>
        <draw:custom-shape draw:style-name="gr8" draw:text-style-name="P9" draw:layer="layout" svg:width="1.397cm" svg:height="1.27cm" svg:x="16.621cm" svg:y="3.545cm">
          <text:p text:style-name="P8"><text:span text:style-name="T10">Hops</text:span><text:span text:style-name="T10"><text:line-break/></text:span><text:span text:style-name="T10">0/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418cm" svg:height="1.27cm" svg:x="5.191cm" svg:y="3.545cm">
          <text:p text:style-name="P8"><text:span text:style-name="T10">Fctl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27cm" svg:height="1.27cm" svg:x="10.165cm" svg:y="3.545cm">
          <text:p text:style-name="P8"><text:span text:style-name="T10">IEs</text:span><text:span text:style-name="T10"><text:line-break/></text:span><text:span text:style-name="T10">0+ B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778cm" svg:height="1.27cm" svg:x="13.467cm" svg:y="3.545cm">
          <text:p text:style-name="P8"><text:span text:style-name="T10">Payld</text:span><text:span text:style-name="T10"><text:line-break/></text:span><text:span text:style-name="T10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032cm" svg:height="1.27cm" svg:x="8.133cm" svg:y="3.545cm">
          <text:p text:style-name="P8"><text:span text:style-name="T10">Dst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24cm" svg:height="1.27cm" svg:x="6.609cm" svg:y="3.545cm">
          <text:p text:style-name="P8"><text:span text:style-name="T10">NetId</text:span><text:span text:style-name="T10"><text:line-break/></text:span><text:span text:style-name="T10">0/2 B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2.032cm" svg:height="1.27cm" svg:x="11.435cm" svg:y="3.545cm">
          <text:p text:style-name="P8"><text:span text:style-name="T10">Src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524cm" svg:height="1.27cm" svg:x="3.667cm" svg:y="3.545cm">
          <text:p text:style-name="P8"><text:span text:style-name="T10">PID</text:span><text:span text:style-name="T10"><text:line-break/></text:span><text:span text:style-name="T10">1 B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5.821cm" svg:height="0.381cm" svg:x="10.8cm" svg:y="5.191cm">
          <text:p text:style-name="P5"><text:span text:style-name="T6">Encryption 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1.557cm" svg:height="0.381cm" svg:x="3.667cm" svg:y="4.81cm">
          <text:p text:style-name="P5"><text:span text:style-name="T6">Authentication range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887cm" svg:height="1.504cm" svg:x="1.127cm" svg:y="11.047cm">
          <draw:text-box>
            <text:p text:style-name="P3"><text:span text:style-name="T5">PID field:</text:span></text:p>
          </draw:text-box>
        </draw:frame>
        <draw:frame draw:style-name="gr17" draw:text-style-name="P1" draw:layer="layout" svg:width="15.573cm" svg:height="4.11cm" svg:x="3.667cm" svg:y="11.287cm">
          <draw:text-box>
            <text:p><text:span text:style-name="T1">PID: Protocol ID: an 8-bit pattern to identify the frame’s protocol.</text:span><text:span text:style-name="T1"><text:line-break/></text:span><text:span text:style-name="T1">HeyMac claims the range 8b111XXXXX to distinguish from LoRaWAN and 802.15.4-2015 MAC header (MHR).</text:span></text:p>
            <text:p><text:span text:style-name="T1"/></text:p>
            <text:p><text:span text:style-name="T11">Bit pattern</text:span><text:span text:style-name="T11"><text:tab/></text:span><text:span text:style-name="T11">Protocol</text:span></text:p>
            <text:p><text:span text:style-name="T12">1110 00vv</text:span><text:span text:style-name="T12"><text:tab/></text:span><text:span text:style-name="T12"><text:tab/></text:span><text:span text:style-name="T12">HeyMac TDMA, major (vv)ersion</text:span></text:p>
            <text:p><text:span text:style-name="T12">1110 01vv</text:span><text:span text:style-name="T12"><text:tab/></text:span><text:span text:style-name="T12"><text:tab/></text:span><text:span text:style-name="T12">HeyMac CSMA, major (vv)ersion</text:span></text:p>
            <text:p><text:span text:style-name="T12">1110 1xxx</text:span><text:span text:style-name="T12"><text:tab/></text:span><text:span text:style-name="T12"><text:tab/></text:span><text:span text:style-name="T12">HeyMac (RFU)</text:span></text:p>
          </draw:text-box>
        </draw:frame>
        <draw:custom-shape draw:style-name="gr8" draw:text-style-name="P9" draw:layer="layout" svg:width="1.397cm" svg:height="1.27cm" svg:x="15.224cm" svg:y="3.545cm">
          <text:p text:style-name="P8"><text:span text:style-name="T10">MIC</text:span><text:span text:style-name="T10"><text:line-break/></text:span><text:span text:style-name="T10">0+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032cm" svg:height="1.27cm" svg:x="18.018cm" svg:y="3.54cm">
          <text:p text:style-name="P8"><text:span text:style-name="T10">TxAddr</text:span><text:span text:style-name="T10"><text:line-break/></text:span><text:span text:style-name="T10">0/2/8 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69cm" svg:height="1.27cm" svg:x="7.992cm" svg:y="15.989cm">
          <text:p text:style-name="P5"><text:span text:style-name="T6">M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0.707cm" svg:height="1.27cm" svg:x="3.892cm" svg:y="15.989cm">
          <text:p text:style-name="P5"><text:span text:style-name="T6">X</text:span><text:span text:style-name="T6"><text:line-break/></text:span><text:span text:style-name="T6">1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3.429cm" svg:height="0.381cm" svg:x="16.621cm" svg:y="4.81cm">
          <text:p text:style-name="P5"><text:span text:style-name="T6">Multihop m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2.54cm" svg:height="1.039cm" svg:x="16.621cm" svg:y="5.191cm">
          <draw:text-box>
            <text:p><text:span text:style-name="T13">Sign then encrypt</text:span></text:p>
          </draw:text-box>
        </draw:frame>
        <draw:frame draw:style-name="gr3" draw:text-style-name="P4" draw:layer="layout" svg:width="2.896cm" svg:height="1.165cm" svg:x="1.017cm" svg:y="24.016cm">
          <draw:text-box>
            <text:p text:style-name="P3"><text:span text:style-name="T5">Command:</text:span></text:p>
          </draw:text-box>
        </draw:frame>
        <draw:custom-shape draw:style-name="gr21" draw:text-style-name="P6" draw:layer="layout" svg:width="4.053cm" svg:height="1.27cm" svg:x="5.318cm" svg:y="23.889cm">
          <text:p text:style-name="P5"><text:span text:style-name="T6">Command ID</text:span><text:span text:style-name="T6"><text:line-break/></text:span><text:span text:style-name="T6">6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1.426cm" svg:height="1.27cm" svg:x="3.892cm" svg:y="23.889cm">
          <text:p text:style-name="P5"><text:span text:style-name="T6">Prefix</text:span><text:span text:style-name="T6"><text:line-break/></text:span><text:span text:style-name="T6">2b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" draw:layer="layout" svg:width="15.446cm" svg:height="1.802cm" svg:x="3.588cm" svg:y="25.138cm">
          <draw:text-box>
            <text:p><text:span text:style-name="T1">Heymac commands are sent in the Payld field. <text:s/>The first byte contains the two-bit prefix and the six-bit command ID. <text:s/>The command determines if there are any bytes that follow. <text:s/>Data may be fixed or variable length.</text:span></text:p>
          </draw:text-box>
        </draw:frame>
        <draw:custom-shape draw:style-name="gr24" draw:text-style-name="P6" draw:layer="layout" svg:width="5.45cm" svg:height="1.27cm" svg:x="9.321cm" svg:y="23.889cm">
          <text:p text:style-name="P5"><text:span text:style-name="T6">Command Data</text:span><text:span text:style-name="T6"><text:line-break/></text:span><text:span text:style-name="T6">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ndale Mono" svg:font-family="'Andale Mono'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a65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2T16:58:12.828826000</meta:creation-date>
    <dc:date>2021-05-08T14:08:30.019000000</dc:date>
    <meta:editing-duration>P8DT12H43M14S</meta:editing-duration>
    <meta:editing-cycles>51</meta:editing-cycles>
    <meta:generator>LibreOffice/7.0.3.1$Windows_X86_64 LibreOffice_project/d7547858d014d4cf69878db179d326fc3483e082</meta:generator>
    <meta:print-date>2018-10-10T16:09:36.431000000</meta:print-date>
    <meta:document-statistic meta:object-count="34"/>
  </office:meta>
</office:document-meta>
</file>